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1ED3009FA1EFBB01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officeooo:rsid="00134e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Themes</text:h>
      <text:p text:style-name="Text_20_body">The hero leaves to redeem a past error that allowed the bad guy to spread like a disease.</text:p>
      <text:p text:style-name="Standard">The hero is captured, and his friends, led by a brave and inexperienced heroine, embarks on a long journey <text:span text:style-name="T1">to come </text:span>back to the initial status quo.</text:p>
      <text:p text:style-name="Standard">They are helped by sages as the old teacher of the hero and the ousted king of Radme.</text:p>
      <text:p text:style-name="Standard">The unexpected hero leads a revolt to save the conquered city</text:p>
      <text:p text:style-name="P1"><draw:frame draw:style-name="fr1" draw:name="Image1" text:anchor-type="as-char" svg:width="10.345cm" svg:height="13.044cm" draw:z-index="0"><draw:image xlink:href="Pictures/1000020100000187000001ED3009FA1EFBB01D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he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1-19T15:21:37.776000000</dc:date>
    <dc:creator>Michele Maione</dc:creator>
    <meta:editing-duration>PT4M44S</meta:editing-duration>
    <meta:editing-cycles>4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8" meta:word-count="79" meta:character-count="397" meta:non-whitespace-character-count="326"/>
    <meta:template xlink:type="simple" xlink:actuate="onRequest" xlink:title="" xlink:href="../MasterGameDesignDocument.odm" meta:date="2018-11-19T15:12:31.045000000"/>
  </office:meta>
</office:document-meta>
</file>